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8AE604B5A3BA47A.png" manifest:media-type="image/png"/>
  <manifest:file-entry manifest:full-path="Pictures/10000201000002DC000001B6F6190522734137B7.png" manifest:media-type="image/png"/>
  <manifest:file-entry manifest:full-path="Pictures/10000201000002DC000001B67AE28342E533C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39cm" svg:y="-0.926cm" svg:width="14.836cm" svg:height="8.878cm" draw:z-index="0"><draw:image xlink:href="Pictures/10000201000002DC000001B67AE28342E533C91A.png" xlink:type="simple" xlink:show="embed" xlink:actuate="onLoad"/></draw:frame><draw:frame draw:style-name="fr1" draw:name="Image2" text:anchor-type="paragraph" svg:x="0.39cm" svg:y="8.236cm" svg:width="14.734cm" svg:height="8.818cm" draw:z-index="1"><draw:image xlink:href="Pictures/10000201000002DC000001B6F6190522734137B7.png" xlink:type="simple" xlink:show="embed" xlink:actuate="onLoad"/></draw:frame><draw:frame draw:style-name="fr1" draw:name="Image3" text:anchor-type="paragraph" svg:x="0.37cm" svg:y="17.436cm" svg:width="14.799cm" svg:height="8.32cm" draw:z-index="2"><draw:image xlink:href="Pictures/100000000000055600000300F8AE604B5A3BA4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46:05.059731049</meta:creation-date>
    <dc:date>2018-03-30T14:48:58.242106573</dc:date>
    <meta:editing-duration>PT2M5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